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7d0" officeooo:paragraph-rsid="001657d0"/>
    </style:style>
    <style:style style:name="P2" style:family="paragraph" style:parent-style-name="Standard">
      <style:text-properties officeooo:rsid="001657d0" officeooo:paragraph-rsid="001910f5"/>
    </style:style>
    <style:style style:name="P3" style:family="paragraph" style:parent-style-name="Standard">
      <style:text-properties officeooo:rsid="001657d0" officeooo:paragraph-rsid="00203ac1"/>
    </style:style>
    <style:style style:name="P4" style:family="paragraph" style:parent-style-name="Standard">
      <style:text-properties officeooo:rsid="001657d0" officeooo:paragraph-rsid="002266ee"/>
    </style:style>
    <style:style style:name="P5" style:family="paragraph" style:parent-style-name="Standard">
      <style:text-properties officeooo:rsid="001657d0" officeooo:paragraph-rsid="001c7f0a"/>
    </style:style>
    <style:style style:name="P6" style:family="paragraph" style:parent-style-name="Standard">
      <style:text-properties officeooo:rsid="001910f5" officeooo:paragraph-rsid="001910f5"/>
    </style:style>
    <style:style style:name="P7" style:family="paragraph" style:parent-style-name="Standard">
      <style:text-properties style:text-underline-style="solid" style:text-underline-width="auto" style:text-underline-color="font-color" officeooo:rsid="001910f5" officeooo:paragraph-rsid="001910f5"/>
    </style:style>
    <style:style style:name="P8" style:family="paragraph" style:parent-style-name="Standard">
      <style:text-properties style:text-underline-style="none" officeooo:rsid="001910f5" officeooo:paragraph-rsid="001910f5"/>
    </style:style>
    <style:style style:name="P9" style:family="paragraph" style:parent-style-name="Standard">
      <style:text-properties officeooo:rsid="001a3253" officeooo:paragraph-rsid="001a3253"/>
    </style:style>
    <style:style style:name="P10" style:family="paragraph" style:parent-style-name="Standard">
      <style:text-properties officeooo:rsid="001da864" officeooo:paragraph-rsid="001da864"/>
    </style:style>
    <style:style style:name="P11" style:family="paragraph" style:parent-style-name="Standard">
      <style:text-properties officeooo:rsid="001da864" officeooo:paragraph-rsid="001657d0"/>
    </style:style>
    <style:style style:name="P12" style:family="paragraph" style:parent-style-name="Standard">
      <style:text-properties officeooo:rsid="00203ac1" officeooo:paragraph-rsid="00203ac1"/>
    </style:style>
    <style:style style:name="P13" style:family="paragraph" style:parent-style-name="Standard">
      <style:text-properties officeooo:rsid="00173f1f" officeooo:paragraph-rsid="001910f5"/>
    </style:style>
    <style:style style:name="P14" style:family="paragraph" style:parent-style-name="Standard">
      <style:text-properties officeooo:rsid="001ac1e8" officeooo:paragraph-rsid="002266ee"/>
    </style:style>
    <style:style style:name="P15" style:family="paragraph" style:parent-style-name="Standard">
      <style:text-properties officeooo:rsid="00265994" officeooo:paragraph-rsid="00265994"/>
    </style:style>
    <style:style style:name="P16" style:family="paragraph" style:parent-style-name="Standard">
      <style:text-properties officeooo:rsid="00299542" officeooo:paragraph-rsid="00265994"/>
    </style:style>
    <style:style style:name="P17" style:family="paragraph" style:parent-style-name="Standard">
      <style:text-properties officeooo:rsid="002d1264" officeooo:paragraph-rsid="002d1264"/>
    </style:style>
    <style:style style:name="T1" style:family="text">
      <style:text-properties officeooo:rsid="001cd5dd"/>
    </style:style>
    <style:style style:name="T2" style:family="text">
      <style:text-properties officeooo:rsid="00173f1f"/>
    </style:style>
    <style:style style:name="T3" style:family="text">
      <style:text-properties officeooo:rsid="00174074"/>
    </style:style>
    <style:style style:name="T4" style:family="text">
      <style:text-properties officeooo:rsid="001910f5"/>
    </style:style>
    <style:style style:name="T5" style:family="text">
      <style:text-properties officeooo:rsid="001657d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a3253"/>
    </style:style>
    <style:style style:name="T8" style:family="text">
      <style:text-properties officeooo:rsid="001ac1e8"/>
    </style:style>
    <style:style style:name="T9" style:family="text">
      <style:text-properties officeooo:rsid="001c7f0a"/>
    </style:style>
    <style:style style:name="T10" style:family="text">
      <style:text-properties officeooo:rsid="001da864"/>
    </style:style>
    <style:style style:name="T11" style:family="text">
      <style:text-properties officeooo:rsid="001f25db"/>
    </style:style>
    <style:style style:name="T12" style:family="text">
      <style:text-properties officeooo:rsid="00203ac1"/>
    </style:style>
    <style:style style:name="T13" style:family="text">
      <style:text-properties officeooo:rsid="002266ee"/>
    </style:style>
    <style:style style:name="T14" style:family="text">
      <style:text-properties officeooo:rsid="0027e5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ç</text:p>
      <text:p text:style-name="P1">PROJET <text:s/><text:span text:style-name="T1">Optimizers trucks</text:span></text:p>
      <text:p text:style-name="P1">Besoins :</text:p>
      <text:p text:style-name="P1"/>
      <text:p text:style-name="P1">optimiser la logisti<text:span text:style-name="T13">q</text:span>ue du béton</text:p>
      <text:p text:style-name="P1">optimiser et rentabilisé la journée d’un véhicule malaxeur ;</text:p>
      <text:p text:style-name="P1">réguler les commandes et les livraisons en fonction des disponibilité de véhicules</text:p>
      <text:p text:style-name="P1">Proposer des horaire lors de la prise de commande (téléphone ou application)</text:p>
      <text:p text:style-name="P1">calculer les tour par véhicule et par jours.</text:p>
      <text:p text:style-name="P9">Un camion transporte 5.5m3 de béton (12Tonnes) ;</text:p>
      <text:p text:style-name="P9"><text:span text:style-name="T12">U</text:span>n camion ne peut pas dépasser <text:span text:style-name="T12">2 </text:span>tour ;</text:p>
      <text:p text:style-name="P12">Le béton sèche en <text:s/>90 minutes ;</text:p>
      <text:p text:style-name="P9"/>
      <text:p text:style-name="P1"/>
      <text:p text:style-name="P1">l’appli doit faire:</text:p>
      <text:p text:style-name="P1"><text:tab/></text:p>
      <text:p text:style-name="P7">Logisticien :</text:p>
      <text:p text:style-name="P8"><text:tab/>-Connexion</text:p>
      <text:p text:style-name="P6"><text:span text:style-name="T5"><text:tab/>-Lister les commandes sur un planning mensuel- </text:span><text:span text:style-name="T2">semaine-journée)</text:span></text:p>
      <text:p text:style-name="P1"><text:s text:c="3"/><text:tab/>-ajout<text:span text:style-name="T4">er</text:span> des commande;</text:p>
      <text:p text:style-name="P6"><text:tab/><text:tab/>dans la commande il faut : </text:p>
      <text:p text:style-name="P6"><text:tab/><text:tab/>la quantité de béton, </text:p>
      <text:p text:style-name="P6"><text:tab/><text:tab/>la destination,</text:p>
      <text:p text:style-name="P6"><text:tab/><text:tab/>la date de début de chantier ;</text:p>
      <text:p text:style-name="P6"><text:tab/>-<text:span text:style-name="T8">doit valider les missions de transports ;</text:span></text:p>
      <text:p text:style-name="P6"><text:tab/>-clôturer une commande q<text:span text:style-name="T7">uand le chantier est terminer </text:span><text:span text:style-name="T8">et l’archiver.</text:span></text:p>
      <text:p text:style-name="P6"><text:tab/>-<text:span text:style-name="T9">ajuster le temps de transport (1h30 par défaut) et la couleur ;</text:span></text:p>
      <text:p text:style-name="P6"><text:tab/>-<text:span text:style-name="T10">ajuster le nombre de camion (1 par défaut/centrale) ;</text:span></text:p>
      <text:p text:style-name="P3"><text:tab/>-ajuster le temps des type de vidange <text:span text:style-name="T2">(par pompe 20% des vidanges, par bennes) (en <text:tab/><text:tab/><text:tab/>attendant on compte +- 20m3 par heure </text:span><text:span text:style-name="T3">ajustable a 20, 60,80, <text:s/>200</text:span>;<text:span text:style-name="T3">)+ temps de <text:tab/><text:tab/><text:tab/>nettoyage sur le chantier 10-30minutes ajustable</text:span><text:span text:style-name="T7">(1h maxi par défaut 30min</text:span><text:span text:style-name="T3">)</text:span></text:p>
      <text:p text:style-name="P13"><text:tab/></text:p>
      <text:p text:style-name="P6"><text:span text:style-name="T6">Chauffeur </text:span>:</text:p>
      <text:p text:style-name="P5"><text:tab/>- Connexion</text:p>
      <text:p text:style-name="P6"><text:tab/>- <text:span text:style-name="T8">réception des mission de transport ;</text:span></text:p>
      <text:p text:style-name="P2"><text:tab/>- Reporter les tours (départ/livraison/retour)<text:span text:style-name="T9">Pointage par étapes</text:span>;</text:p>
      <text:p text:style-name="P2"><text:tab/>- <text:span text:style-name="T4">Temps de vidange ;</text:span></text:p>
      <text:p text:style-name="P2"><text:tab/>-<text:span text:style-name="T9">Temps de nettoyage ;</text:span></text:p>
      <text:p text:style-name="P2"><text:tab/>-<text:span text:style-name="T9">Temps de pause ;</text:span></text:p>
      <text:p text:style-name="P2"><text:tab/>-<text:span text:style-name="T11">créer son camion (m³, centrale dont il dépends) ;</text:span></text:p>
      <text:p text:style-name="P6"/>
      <text:p text:style-name="P7">Automatisation :</text:p>
      <text:p text:style-name="P8"><text:tab/>-<text:span text:style-name="T8">répartir la charge de travail entre plusieurs chauffeur </text:span><text:span text:style-name="T9">(2 tours max par chauffeur) (paramètre <text:tab/>que l’on peut modifier) ;</text:span></text:p>
      <text:p text:style-name="P1"><text:tab/>-<text:span text:style-name="T2">calculer la moyenne de transport (v</text:span><text:span text:style-name="T12">itesse </text:span><text:span text:style-name="T2">, par </text:span><text:span text:style-name="T12">quantité </text:span><text:span text:style-name="T2">, </text:span><text:span text:style-name="T12">distance</text:span><text:span text:style-name="T2">, par </text:span><text:span text:style-name="T12">temps de </text:span><text:span text:style-name="T2">vidange) ;</text:span></text:p>
      <text:p text:style-name="P1"><text:tab/>-<text:span text:style-name="T12">chercher le camion dispos le plus proche du chantier (si &gt;1h30 = centrale suivante etc.) ;</text:span></text:p>
      <text:p text:style-name="P1"><text:tab/>-calculer le temps de trajet <text:span text:style-name="T12">optimal suivant la saisie du logisticien</text:span> (&lt;=1h30 min)<text:span text:style-name="T2">(si &gt; 1h30 <text:tab/>chercher un autre véhicule de dispos)</text:span>;</text:p>
      <text:p text:style-name="P12"><text:tab/>une fois le chantier défini toutes les centrale ayant un véhicule dispos seront interrogé et <text:tab/>celle avec le temps de trajet optimal sera choisi.</text:p>
      <text:p text:style-name="P1"><text:tab/>-<text:span text:style-name="T4">représenter un tour par une barre de couleur ;</text:span></text:p>
      <text:p text:style-name="P1"><text:tab/>-couleur pour differencier les divers type de vidanges;</text:p>
      <text:p text:style-name="P1"><text:soft-page-break/><text:tab/></text:p>
      <text:p text:style-name="P1"><text:tab/></text:p>
      <text:p text:style-name="P4"><text:tab/>-<text:span text:style-name="T8">enregistrer dans une base de données le camion, le chantier le temps moyen de trajet aller <text:tab/><text:tab/>par km, trajet retour par km,vitesse de débit de vidange, temps m</text:span><text:span text:style-name="T13">o</text:span><text:span text:style-name="T8">yen de vidange <text:s text:c="2"/></text:span></text:p>
      <text:p text:style-name="P14"><text:tab/><text:tab/>(par tour) ; <text:s/></text:p>
      <text:p text:style-name="P11"/>
      <text:p text:style-name="P10"/>
      <text:p text:style-name="P15">Pour rester a une echelle réelle, nous prenons 16 centrales de production de béton sur la région nord pas de calais. La production annuelle de béton est de 2000m3 par <text:span text:style-name="T14">jour</text:span>.</text:p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9:33:50.879038588</meta:creation-date>
    <dc:date>2022-04-20T21:25:16.940286216</dc:date>
    <meta:editing-duration>PT6H5M16S</meta:editing-duration>
    <meta:editing-cycles>13</meta:editing-cycles>
    <meta:generator>LibreOffice/7.3.2.2$Linux_X86_64 LibreOffice_project/454130fadb9a820d3728b86ccb63c8f359d70528</meta:generator>
    <meta:print-date>2022-04-20T18:06:22.213367033</meta:print-date>
    <meta:document-statistic meta:table-count="0" meta:image-count="0" meta:object-count="0" meta:page-count="2" meta:paragraph-count="48" meta:word-count="410" meta:character-count="2474" meta:non-whitespace-character-count="2049"/>
  </office:meta>
</office:document-meta>
</file>